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left"/>
    </style:style>
    <style:style style:name="Tabla2.A" style:family="table-column">
      <style:table-column-properties style:column-width="4.147cm"/>
    </style:style>
    <style:style style:name="Tabla2.B" style:family="table-column">
      <style:table-column-properties style:column-width="6.193cm"/>
    </style:style>
    <style:style style:name="Tabla2.C" style:family="table-column">
      <style:table-column-properties style:column-width="6.6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963cm" table:align="left"/>
    </style:style>
    <style:style style:name="Tabla3.A" style:family="table-column">
      <style:table-column-properties style:column-width="3.803cm"/>
    </style:style>
    <style:style style:name="Tabla3.B" style:family="table-column">
      <style:table-column-properties style:column-width="5.233cm"/>
    </style:style>
    <style:style style:name="Tabla3.C" style:family="table-column">
      <style:table-column-properties style:column-width="7.927cm"/>
    </style:style>
    <style:style style:name="Tabla3.A1" style:family="table-cell">
      <style:table-cell-properties style:vertical-align="middle" fo:padding="0.049cm" fo:border="none"/>
    </style:style>
    <style:style style:name="Tabla1" style:family="table">
      <style:table-properties style:width="17cm" fo:break-before="page" table:align="left"/>
    </style:style>
    <style:style style:name="Tabla1.A" style:family="table-column">
      <style:table-column-properties style:column-width="1.284cm"/>
    </style:style>
    <style:style style:name="Tabla1.B" style:family="table-column">
      <style:table-column-properties style:column-width="4.364cm"/>
    </style:style>
    <style:style style:name="Tabla1.C" style:family="table-column">
      <style:table-column-properties style:column-width="6.847cm"/>
    </style:style>
    <style:style style:name="Tabla1.D" style:family="table-column">
      <style:table-column-properties style:column-width="4.505cm"/>
    </style:style>
    <style:style style:name="Tabla1.A1" style:family="table-cell">
      <style:table-cell-properties style:vertical-align="middle" fo:padding="0.049cm" fo:border="none"/>
    </style:style>
    <style:style style:name="Tabla4" style:family="table">
      <style:table-properties style:width="15.471cm" table:align="left"/>
    </style:style>
    <style:style style:name="Tabla4.A" style:family="table-column">
      <style:table-column-properties style:column-width="5.383cm"/>
    </style:style>
    <style:style style:name="Tabla4.B" style:family="table-column">
      <style:table-column-properties style:column-width="2.03cm"/>
    </style:style>
    <style:style style:name="Tabla4.C" style:family="table-column">
      <style:table-column-properties style:column-width="8.057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4">
      <style:paragraph-properties fo:break-before="page"/>
    </style:style>
    <style:style style:name="P6" style:family="paragraph" style:parent-style-name="Heading_20_4">
      <style:paragraph-properties fo:text-align="center" style:justify-single-word="false" fo:break-before="page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11">
      <style:paragraph-properties fo:margin-top="0cm" fo:margin-bottom="0cm"/>
    </style:style>
    <style:style style:name="P37" style:family="paragraph" style:parent-style-name="Text_20_body" style:list-style-name="L12">
      <style:paragraph-properties fo:margin-top="0cm" fo:margin-bottom="0cm"/>
    </style:style>
    <style:style style:name="P38" style:family="paragraph" style:parent-style-name="Text_20_body" style:list-style-name="L15">
      <style:paragraph-properties fo:margin-top="0cm" fo:margin-bottom="0cm"/>
    </style:style>
    <style:style style:name="P39" style:family="paragraph" style:parent-style-name="Text_20_body" style:list-style-name="L17">
      <style:paragraph-properties fo:margin-top="0cm" fo:margin-bottom="0cm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cuencia de Coherencia Emergente</text:p>
      <text:list xml:id="list2790119890251256985" text:style-name="L1">
        <text:list-item>
          <text:p text:style-name="P8"><text:span text:style-name="Strong_20_Emphasis">Una hipótesis fundacional coherente</text:span>: un universo sin masa ni estructura inicial, formado solo por campos fotónicos.</text:p>
        </text:list-item>
        <text:list-item>
          <text:p text:style-name="P8"><text:span text:style-name="Strong_20_Emphasis">Emergencia de propiedades físicas por desincronía</text:span>: masa, spin, carga, espacio, tiempo, etc.</text:p>
        </text:list-item>
        <text:list-item>
          <text:p text:style-name="P8"><text:span text:style-name="Strong_20_Emphasis">Un recorrido secuencial estructurado</text:span>: desde la fase pura hasta la conciencia y el sentido.</text:p>
        </text:list-item>
        <text:list-item>
          <text:p text:style-name="P8"><text:span text:style-name="Strong_20_Emphasis">Derivación especulativa de las 26 constantes fundamentales CODATA</text:span>, agrupadas por fases de aparición.</text:p>
        </text:list-item>
        <text:list-item>
          <text:p text:style-name="P8"><text:span text:style-name="Strong_20_Emphasis">Modelo compatible con ideas de Rovelli, ER=EPR, campos escalares tipo Higgs, y autoorganización compleja (Prigogine)</text:span>.</text:p>
        </text:list-item>
        <text:list-item>
          <text:p text:style-name="P8"><text:span text:style-name="Strong_20_Emphasis">Conexión explícita con la vida y la emergencia de la conciencia como patrones de coherencia funcional multiescalar.</text:span></text:p>
        </text:list-item>
      </text:list>
      <text:p text:style-name="Horizontal_20_Line"/>
      <text:h text:style-name="P3" text:outline-level="3">Tabla de correspondencia entre etapas cósmicas y fases emergente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Etapa cósmica tradicional</text:span></text:p>
            </table:table-cell>
            <table:table-cell table:style-name="Tabla2.A1" office:value-type="string">
              <text:p text:style-name="Table_20_Heading"><text:span text:style-name="Strong_20_Emphasis">Fase de emergencia en la matriz evolutiva</text:span></text:p>
            </table:table-cell>
            <table:table-cell table:style-name="Tabla2.A1" office:value-type="string">
              <text:p text:style-name="Table_20_Heading"><text:span text:style-name="Strong_20_Emphasis">Descripción en el marco fotónico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Antes del Big Bang (estado sin tiempo ni masa)</text:span></text:p>
          </table:table-cell>
          <table:table-cell table:style-name="Tabla2.A1" office:value-type="string">
            <text:p text:style-name="Table_20_Contents"><text:span text:style-name="Emphasis">Fase 0 — Campo fotónico puro sin estructura</text:span></text:p>
          </table:table-cell>
          <table:table-cell table:style-name="Tabla2.A1" office:value-type="string">
            <text:p text:style-name="Table_20_Contents">Oscilación pura sin coherencia relativa. Sin tiempo, masa ni separación espacial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Big Bang (instante inicial)</text:span></text:p>
          </table:table-cell>
          <table:table-cell table:style-name="Tabla2.A1" office:value-type="string">
            <text:p text:style-name="Table_20_Contents"><text:span text:style-name="Emphasis">Fase 1 — Simetría máxima, vacío electromagnético</text:span></text:p>
          </table:table-cell>
          <table:table-cell table:style-name="Tabla2.A1" office:value-type="string">
            <text:p text:style-name="Table_20_Contents">Red fotónica coherente, homogénea. Comienzan fluctuaciones locale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flación / primeras asimetrías</text:span></text:p>
          </table:table-cell>
          <table:table-cell table:style-name="Tabla2.A1" office:value-type="string">
            <text:p text:style-name="Table_20_Contents"><text:span text:style-name="Emphasis">Fase 2 — Rompimientos de simetría (temporal, rotacional, gauge)</text:span></text:p>
          </table:table-cell>
          <table:table-cell table:style-name="Tabla2.A1" office:value-type="string">
            <text:p text:style-name="Table_20_Contents">Inicio del tiempo efectivo, aparición de spin y posibilidad de masa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Nucleosíntesis primordial (H, He, Li)</text:span></text:p>
          </table:table-cell>
          <table:table-cell table:style-name="Tabla2.A1" office:value-type="string">
            <text:p text:style-name="Table_20_Contents"><text:span text:style-name="Emphasis">Fase 3 — Primeras estructuras resonantes (modos coherentes → partículas sin carga o de baja masa)</text:span></text:p>
          </table:table-cell>
          <table:table-cell table:style-name="Tabla2.A1" office:value-type="string">
            <text:p text:style-name="Table_20_Contents">Emergencia de masa leve, modos resonantes simples estabilizad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Fusión estelar (C, O, N, etc.)</text:span></text:p>
          </table:table-cell>
          <table:table-cell table:style-name="Tabla2.A1" office:value-type="string">
            <text:p text:style-name="Table_20_Contents"><text:span text:style-name="Emphasis">Fase 4 — Aparición de estructuras moleculares y resonancias complejas</text:span></text:p>
          </table:table-cell>
          <table:table-cell table:style-name="Tabla2.A1" office:value-type="string">
            <text:p text:style-name="Table_20_Contents">Redes de sincronía más ricas → formación de núcleos estables complej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upernovas / procesos de captura (elementos pesados)</text:span></text:p>
          </table:table-cell>
          <table:table-cell table:style-name="Tabla2.A1" office:value-type="string">
            <text:p text:style-name="Table_20_Contents"><text:span text:style-name="Emphasis">Fase 5 — Inestabilidad cuántica productiva (descoherencia creativa)</text:span></text:p>
          </table:table-cell>
          <table:table-cell table:style-name="Tabla2.A1" office:value-type="string">
            <text:p text:style-name="Table_20_Contents">Violenta reconfiguración → nuevos patrones de sincronía en zonas de colapso gravitacional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parición de vida (bioquímica)</text:span></text:p>
          </table:table-cell>
          <table:table-cell table:style-name="Tabla2.A1" office:value-type="string">
            <text:p text:style-name="Table_20_Contents"><text:span text:style-name="Emphasis">Fase 6 — Coherencia sostenida y sincronización funcional (vida como resonancia estable a múltiples escalas)</text:span></text:p>
          </table:table-cell>
          <table:table-cell table:style-name="Tabla2.A1" office:value-type="string">
            <text:p text:style-name="Table_20_Contents">Sistemas que logran mantener sincronía sin perder estructura, incluso en entornos caótic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nciencia / complejidad auto-reflexiva</text:span></text:p>
          </table:table-cell>
          <table:table-cell table:style-name="Tabla2.A1" office:value-type="string">
            <text:p text:style-name="Table_20_Contents"><text:span text:style-name="Emphasis">Fase 7 — Emergencia del sentido como estabilidad informacional autoorganizada</text:span></text:p>
          </table:table-cell>
          <table:table-cell table:style-name="Tabla2.A1" office:value-type="string">
            <text:p text:style-name="Table_20_Contents">Vida que no solo resuena, sino que interpreta y organiza su resonancia — conciencia como coherencia sostenida con memoria y fin.</text:p>
          </table:table-cell>
        </table:table-row>
      </table:table>
      <text:p text:style-name="P1"/>
      <text:p text:style-name="P1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Etapa cósmica tradicional</text:p>
            </table:table-cell>
            <table:table-cell table:style-name="Tabla3.A1" office:value-type="string">
              <text:p text:style-name="Table_20_Heading">Fase en la matriz evolutiva</text:p>
            </table:table-cell>
            <table:table-cell table:style-name="Tabla3.A1" office:value-type="string">
              <text:p text:style-name="Table_20_Heading">Etapa de aparición de elementos químicos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Antes del Big Bang (sin tiempo ni masa)</text:span></text:p>
          </table:table-cell>
          <table:table-cell table:style-name="Tabla3.A1" office:value-type="string">
            <text:p text:style-name="Table_20_Contents">Fase 0 — Campo fotónico puro sin estructura</text:p>
          </table:table-cell>
          <table:table-cell table:style-name="Tabla3.A1" office:value-type="string">
            <text:p text:style-name="Table_20_Contents">—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Big Bang / instante inicial</text:span></text:p>
          </table:table-cell>
          <table:table-cell table:style-name="Tabla3.A1" office:value-type="string">
            <text:p text:style-name="Table_20_Contents">Fase 1 — Simetría máxima, vacío electromagnético</text:p>
          </table:table-cell>
          <table:table-cell table:style-name="Tabla3.A1" office:value-type="string">
            <text:p text:style-name="Table_20_Contents">—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flación / primeras asimetrías</text:span></text:p>
          </table:table-cell>
          <table:table-cell table:style-name="Tabla3.A1" office:value-type="string">
            <text:p text:style-name="Table_20_Contents">Fase 2 — Rompimientos de simetría</text:p>
          </table:table-cell>
          <table:table-cell table:style-name="Tabla3.A1" office:value-type="string">
            <text:p text:style-name="Table_20_Contents">—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Nucleosíntesis primordial</text:span></text:p>
          </table:table-cell>
          <table:table-cell table:style-name="Tabla3.A1" office:value-type="string">
            <text:p text:style-name="Table_20_Contents">Fase 3 — Primeros patrones de coherencia resonante</text:p>
          </table:table-cell>
          <table:table-cell table:style-name="Tabla3.A1" office:value-type="string">
            <text:p text:style-name="Table_20_Contents">H (1), He (2), Li (3) → <text:span text:style-name="Strong_20_Emphasis">Modos simples de resonancia sin carga, estabilizados por primeras estructuras coherentes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Fusión estelar</text:span></text:p>
          </table:table-cell>
          <table:table-cell table:style-name="Tabla3.A1" office:value-type="string">
            <text:p text:style-name="Table_20_Contents">Fase 4 — Resonancia compleja por coherencia local</text:p>
          </table:table-cell>
          <table:table-cell table:style-name="Tabla3.A1" office:value-type="string">
            <text:p text:style-name="Table_20_Contents">De Be (4) a Ca (20) → <text:span text:style-name="Strong_20_Emphasis">Elementos intermedios estabilizados por redes de sincronía estructurada en estrellas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upernovas / colapso gravitacional</text:span></text:p>
          </table:table-cell>
          <table:table-cell table:style-name="Tabla3.A1" office:value-type="string">
            <text:p text:style-name="Table_20_Contents">Fase 5 — Decoherencia productiva</text:p>
          </table:table-cell>
          <table:table-cell table:style-name="Tabla3.A1" office:value-type="string">
            <text:p text:style-name="Table_20_Contents">De Sc (21) a Zn (30) → <text:span text:style-name="Strong_20_Emphasis">Elementos pesados generados por reorganización en zonas de ruptura extrema de coherencia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r/s-process nucleares</text:span></text:p>
          </table:table-cell>
          <table:table-cell table:style-name="Tabla3.A1" office:value-type="string">
            <text:p text:style-name="Table_20_Contents">Fase 5 extendida — Captura múltiple en coherencia oscilante</text:p>
          </table:table-cell>
          <table:table-cell table:style-name="Tabla3.A1" office:value-type="string">
            <text:p text:style-name="Table_20_Contents">De Ga (31) a Bi (83) → <text:span text:style-name="Strong_20_Emphasis">Elementos complejos con muchos neutrones, generados por captura sucesiva en zonas energéticamente densas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íntesis artificial (laboratorio)</text:span></text:p>
          </table:table-cell>
          <table:table-cell table:style-name="Tabla3.A1" office:value-type="string">
            <text:p text:style-name="Table_20_Contents">Fase metaestable (condición forzada, no natural)</text:p>
          </table:table-cell>
          <table:table-cell table:style-name="Tabla3.A1" office:value-type="string">
            <text:p text:style-name="Table_20_Contents">Po (84) a Og (118) → <text:span text:style-name="Strong_20_Emphasis">Elementos creados en laboratorio, no sostenidos naturalmente por coherencia universal estable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parición de la vida</text:span></text:p>
          </table:table-cell>
          <table:table-cell table:style-name="Tabla3.A1" office:value-type="string">
            <text:p text:style-name="Table_20_Contents">Fase 6 — Coherencia funcional sostenida</text:p>
          </table:table-cell>
          <table:table-cell table:style-name="Tabla3.A1" office:value-type="string">
            <text:p text:style-name="Table_20_Contents">Se vincula con elementos clave como C, N, O, P, S → <text:span text:style-name="Strong_20_Emphasis">Formadores de moléculas biológicas complejas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Emergencia de la conciencia</text:span></text:p>
          </table:table-cell>
          <table:table-cell table:style-name="Tabla3.A1" office:value-type="string">
            <text:p text:style-name="Table_20_Contents">Fase 7 — Autoorganización informacional</text:p>
          </table:table-cell>
          <table:table-cell table:style-name="Tabla3.A1" office:value-type="string">
            <text:p text:style-name="Table_20_Contents">No nuevos elementos, pero <text:span text:style-name="Strong_20_Emphasis">reorganización de coherencia a nivel sistémico y semántico</text:span></text:p>
          </table:table-cell>
        </table:table-row>
      </table:table>
      <text:p text:style-name="Standard"/>
      <text:h text:style-name="Heading_20_3" text:outline-level="3">En resumen:</text:h>
      <text:list xml:id="list7098039547775829152" text:style-name="L2">
        <text:list-item>
          <text:p text:style-name="P9">Las <text:span text:style-name="Strong_20_Emphasis">constantes</text:span> emergen como condiciones físicas necesarias para que ciertas <text:span text:style-name="Strong_20_Emphasis">estructuras elementales</text:span> (como átomos) puedan existir.</text:p>
        </text:list-item>
        <text:list-item>
          <text:p text:style-name="P9">Los <text:span text:style-name="Strong_20_Emphasis">elementos químicos</text:span> aparecen cuando esas condiciones permiten nucleosíntesis específica, en distintas fases del universo.</text:p>
        </text:list-item>
        <text:list-item>
          <text:p text:style-name="P9">La <text:span text:style-name="Strong_20_Emphasis">vida</text:span> y sus condiciones (como la coherencia, complejidad y organización) dependen tanto del nivel físico (constantes) como del nivel químico (elementos disponibles).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Fase SQE</text:p>
            </table:table-cell>
            <table:table-cell table:style-name="Tabla1.A1" office:value-type="string">
              <text:p text:style-name="Table_20_Heading">Nombre simplificado</text:p>
            </table:table-cell>
            <table:table-cell table:style-name="Tabla1.A1" office:value-type="string">
              <text:p text:style-name="Table_20_Heading">Descripción de la fase</text:p>
            </table:table-cell>
            <table:table-cell table:style-name="Tabla1.A1" office:value-type="string">
              <text:p text:style-name="Table_20_Heading">Constantes clave emergentes (a desarrollar)</text:p>
            </table:table-cell>
          </table:table-row>
        </table:table-header-rows>
        <table:table-row>
          <table:table-cell table:style-name="Tabla1.A1" office:value-type="string">
            <text:p text:style-name="Table_20_Contents">Fase 0</text:p>
          </table:table-cell>
          <table:table-cell table:style-name="Tabla1.A1" office:value-type="string">
            <text:p text:style-name="Table_20_Contents"><text:span text:style-name="Strong_20_Emphasis">Autoobservación fotónica</text:span></text:p>
          </table:table-cell>
          <table:table-cell table:style-name="Tabla1.A1" office:value-type="string">
            <text:p text:style-name="Table_20_Contents">La unidad base se "autoobserva", dando lugar al tiempo interno y a la secuencia. Surge la cuantización.</text:p>
          </table:table-cell>
          <table:table-cell table:style-name="Tabla1.A1" office:value-type="string">
            <text:p text:style-name="Table_20_Contents">c, h (Planck), posiblemente α en forma embrionaria</text:p>
          </table:table-cell>
        </table:table-row>
        <table:table-row>
          <table:table-cell table:style-name="Tabla1.A1" office:value-type="string">
            <text:p text:style-name="Table_20_Contents">Fase 1</text:p>
          </table:table-cell>
          <table:table-cell table:style-name="Tabla1.A1" office:value-type="string">
            <text:p text:style-name="Table_20_Contents"><text:span text:style-name="Strong_20_Emphasis">Emergencia del tiempo y ritmo</text:span></text:p>
          </table:table-cell>
          <table:table-cell table:style-name="Tabla1.A1" office:value-type="string">
            <text:p text:style-name="Table_20_Contents">La autoobservación genera ciclos. Aparecen las primeras relaciones de frecuencia y energía.</text:p>
          </table:table-cell>
          <table:table-cell table:style-name="Tabla1.A1" office:value-type="string">
            <text:p text:style-name="Table_20_Contents">f (frecuencia), ν, h, c, e (inicio), α</text:p>
          </table:table-cell>
        </table:table-row>
        <table:table-row>
          <table:table-cell table:style-name="Tabla1.A1" office:value-type="string">
            <text:p text:style-name="Table_20_Contents">Fase 2</text:p>
          </table:table-cell>
          <table:table-cell table:style-name="Tabla1.A1" office:value-type="string">
            <text:p text:style-name="Table_20_Contents"><text:span text:style-name="Strong_20_Emphasis">Entrelazamiento y espacialidad</text:span></text:p>
          </table:table-cell>
          <table:table-cell table:style-name="Tabla1.A1" office:value-type="string">
            <text:p text:style-name="Table_20_Contents">El ritmo permite entrelazar unidades. De esos patrones emergen relaciones espaciales (proto-espacio).</text:p>
          </table:table-cell>
          <table:table-cell table:style-name="Tabla1.A1" office:value-type="string">
            <text:p text:style-name="Table_20_Contents">ε₀, μ₀, e, α, c², relaciones E = mc²</text:p>
          </table:table-cell>
        </table:table-row>
        <table:table-row>
          <table:table-cell table:style-name="Tabla1.A1" office:value-type="string">
            <text:p text:style-name="Table_20_Contents">Fase 3</text:p>
          </table:table-cell>
          <table:table-cell table:style-name="Tabla1.A1" office:value-type="string">
            <text:p text:style-name="Table_20_Contents"><text:span text:style-name="Strong_20_Emphasis">Emergencia de masas y campos</text:span></text:p>
          </table:table-cell>
          <table:table-cell table:style-name="Tabla1.A1" office:value-type="string">
            <text:p text:style-name="Table_20_Contents">Se consolida la materia. La energía rítmica se manifiesta como masa. Emergen relaciones gravitacionales.</text:p>
          </table:table-cell>
          <table:table-cell table:style-name="Tabla1.A1" office:value-type="string">
            <text:p text:style-name="Table_20_Contents">G, mₑ, mₚ, mₙ, e, μ (magnética), constantes nucleares</text:p>
          </table:table-cell>
        </table:table-row>
        <table:table-row>
          <table:table-cell table:style-name="Tabla1.A1" office:value-type="string">
            <text:p text:style-name="Table_20_Contents">Fase 4</text:p>
          </table:table-cell>
          <table:table-cell table:style-name="Tabla1.A1" office:value-type="string">
            <text:p text:style-name="Table_20_Contents"><text:span text:style-name="Strong_20_Emphasis">Estabilización métrico-geométrica</text:span></text:p>
          </table:table-cell>
          <table:table-cell table:style-name="Tabla1.A1" office:value-type="string">
            <text:p text:style-name="Table_20_Contents">Aparece la curvatura, las interacciones complejas y la geometría observable. Emergen las unidades derivadas.</text:p>
          </table:table-cell>
          <table:table-cell table:style-name="Tabla1.A1" office:value-type="string">
            <text:p text:style-name="Table_20_Contents">k (Boltzmann), σ, R, Nₐ, constantes térmicas, universales</text:p>
          </table:table-cell>
        </table:table-row>
      </table:table>
      <text:p text:style-name="Text_20_body"/>
      <text:p text:style-name="Text_20_body">Constantes podemos dividirlas en:</text:p>
      <text:list xml:id="list3959278473439517682" text:style-name="L3">
        <text:list-item>
          <text:p text:style-name="P10">Constantes <text:span text:style-name="Strong_20_Emphasis">geométricas</text:span></text:p>
        </text:list-item>
        <text:list-item>
          <text:p text:style-name="P10">Constantes <text:span text:style-name="Strong_20_Emphasis">termodinámicas</text:span></text:p>
        </text:list-item>
        <text:list-item>
          <text:p text:style-name="P10">Constantes <text:span text:style-name="Strong_20_Emphasis">electromagnéticas</text:span></text:p>
        </text:list-item>
        <text:list-item>
          <text:p text:style-name="P10">Constantes <text:span text:style-name="Strong_20_Emphasis">cosmológicas</text:span></text:p>
        </text:list-item>
        <text:list-item>
          <text:p text:style-name="P10">Constantes <text:span text:style-name="Strong_20_Emphasis">gauge</text:span> (interacción)</text:p>
        </text:list-item>
        <text:list-item>
          <text:p text:style-name="P10">Constantes <text:span text:style-name="Strong_20_Emphasis">de masa/frecuencia</text:span> (materia)</text:p>
        </text:list-item>
        <text:list-item>
          <text:p text:style-name="P10">Constantes <text:span text:style-name="Strong_20_Emphasis">emergentes por simetría rota</text:span></text:p>
        </text:list-item>
      </text:list>
      <text:p text:style-name="Horizontal_20_Line"/>
      <text:h text:style-name="Heading_20_2" text:outline-level="2">✅ Objetivo</text:h>
      <text:p text:style-name="Text_20_body">A medida que <text:span text:style-name="Strong_20_Emphasis">progresemos en la secuencia de emergencia</text:span> del universo desde un campo de fotones puros, iremos <text:span text:style-name="Strong_20_Emphasis">justificando o localizando el momento conceptual</text:span> en el que <text:span text:style-name="Strong_20_Emphasis">cada constante podría aparecer</text:span> o <text:span text:style-name="Strong_20_Emphasis">ser fijada</text:span> como expresión de:</text:p>
      <text:list xml:id="list2294228849552362105" text:style-name="L4">
        <text:list-item>
          <text:p text:style-name="P11">Un equilibrio dinámico</text:p>
        </text:list-item>
        <text:list-item>
          <text:p text:style-name="P11">Un rompimiento de simetría</text:p>
        </text:list-item>
        <text:list-item>
          <text:p text:style-name="P11">Una resonancia estable</text:p>
        </text:list-item>
        <text:list-item>
          <text:p text:style-name="P11">Un acoplamiento crítico</text:p>
        </text:list-item>
      </text:list>
      <text:p text:style-name="Horizontal_20_Line"/>
      <text:p text:style-name="Text_20_body"/>
      <text:p text:style-name="Text_20_body"/>
      <text:h text:style-name="P6" text:outline-level="4"><text:span text:style-name="T1">PASOS EN LA SECUENCIALIZACION DEL MODELO SQE</text:span></text:h>
      <text:h text:style-name="Heading_20_4" text:outline-level="4">Paso 1 — Autoobservación mínima → Acción cuántica (ℏ)</text:h>
      <text:list xml:id="list6400705233852652111" text:style-name="L5">
        <text:list-item>
          <text:p text:style-name="P12"><text:span text:style-name="Strong_20_Emphasis">Constante de Planck reducida (ℏ)</text:span>:<text:line-break/>ℏ = 1.054571817 × 10⁻³⁴ J·s</text:p>
        </text:list-item>
        <text:list-item>
          <text:p text:style-name="P12"><text:span text:style-name="Strong_20_Emphasis">Significado</text:span>: Es el quantum mínimo de acción. La partícula se autoobserva a sí misma y genera su propio ritmo interno.</text:p>
        </text:list-item>
        <text:list-item>
          <text:p text:style-name="P12"><text:span text:style-name="Strong_20_Emphasis">Concepto SQE</text:span>: Pulso básico que inicia toda secuencia de coherencia. El universo arranca cuando una partícula se "percibe" a sí misma.</text:p>
        </text:list-item>
      </text:list>
      <text:p text:style-name="Horizontal_20_Line"/>
      <text:h text:style-name="Heading_20_4" text:outline-level="4">Paso 2 — Frecuencia interna → Tiempo</text:h>
      <text:list xml:id="list3477391610047582306" text:style-name="L6">
        <text:list-item>
          <text:p text:style-name="P13"><text:span text:style-name="Strong_20_Emphasis">Relación energía-frecuencia</text:span>:<text:line-break/>E = h · ν</text:p>
        </text:list-item>
        <text:list-item>
          <text:p text:style-name="P13"><text:span text:style-name="Strong_20_Emphasis">Frecuencia interna (ν)</text:span>: Es la autoactualización del sistema.</text:p>
        </text:list-item>
        <text:list-item>
          <text:p text:style-name="P13"><text:span text:style-name="Strong_20_Emphasis">Tiempo de Planck (tₚ)</text:span>:<text:line-break/>tₚ = √(ℏ·G / c⁵) = 5.391247 × 10⁻⁴⁴ s</text:p>
        </text:list-item>
        <text:list-item>
          <text:p text:style-name="P13"><text:span text:style-name="Strong_20_Emphasis">Concepto SQE</text:span>: El tiempo emerge cuando una secuencia de autoobservaciones se vuelve rítmica. Las "bolsas temporales" son dominios de coherencia local.</text:p>
        </text:list-item>
      </text:list>
      <text:p text:style-name="Horizontal_20_Line"/>
      <text:h text:style-name="Heading_20_4" text:outline-level="4">Paso 3 — Propagación de coherencia → Velocidad de la luz (c)</text:h>
      <text:list xml:id="list5364012267523651207" text:style-name="L7">
        <text:list-item>
          <text:p text:style-name="P14"><text:span text:style-name="Strong_20_Emphasis">Velocidad de la luz (c)</text:span>:<text:line-break/>c = 299,792,458 m/s</text:p>
        </text:list-item>
        <text:list-item>
          <text:p text:style-name="P14"><text:span text:style-name="Strong_20_Emphasis">Significado</text:span>: Límite de propagación de la coherencia entre sistemas.</text:p>
        </text:list-item>
        <text:list-item>
          <text:p text:style-name="P14"><text:span text:style-name="Strong_20_Emphasis">Concepto SQE</text:span>: Las coherencias se comparten entre nodos a lo sumo a esta velocidad. Así se teje el espacio. No hay "espacio previo", solo relaciones emergentes.</text:p>
        </text:list-item>
      </text:list>
      <text:p text:style-name="Horizontal_20_Line"/>
      <text:h text:style-name="Heading_20_4" text:outline-level="4">Paso 4 — Red mínima de coherencias → Geometría emergente</text:h>
      <text:list xml:id="list4874762010003301005" text:style-name="L8">
        <text:list-item>
          <text:p text:style-name="P15"><text:span text:style-name="Strong_20_Emphasis">Longitud de Planck (lₚ)</text:span>:<text:line-break/>lₚ = √(ℏ·G / c³) = 1.616255 × 10⁻³⁵ m</text:p>
        </text:list-item>
        <text:list-item>
          <text:p text:style-name="P15"><text:span text:style-name="Strong_20_Emphasis">Significado</text:span>: Distancia mínima entre nodos coherentes.</text:p>
        </text:list-item>
        <text:list-item>
          <text:p text:style-name="P15"><text:span text:style-name="Strong_20_Emphasis">Concepto SQE</text:span>: La geometría del universo nace del patrón de entrelazamientos locales. Cada entrelazamiento define una relación espaciotemporal.<text:line-break/>→ Las "bolsas temporales" se ensamblan como nodos de una red.<text:line-break/>→ Puede haber múltiples entrelazamientos activos si no hay interferencia.</text:p>
        </text:list-item>
      </text:list>
      <text:p text:style-name="Horizontal_20_Line"/>
      <text:h text:style-name="Heading_20_4" text:outline-level="4"/>
      <text:h text:style-name="P5" text:outline-level="4">Paso 5 — Curvatura → Fase gravitacional emergente</text:h>
      <text:list xml:id="list1944554561546556104" text:style-name="L9">
        <text:list-item>
          <text:p text:style-name="P16"><text:span text:style-name="Strong_20_Emphasis">Relación masa-frecuencia</text:span>:<text:line-break/>m = h · ν / c²</text:p>
        </text:list-item>
        <text:list-item>
          <text:p text:style-name="P16"><text:span text:style-name="Strong_20_Emphasis">Constante gravitacional (G)</text:span>:<text:line-break/>G = 6.67430 × 10⁻¹¹ m³/kg·s²</text:p>
        </text:list-item>
        <text:list-item>
          <text:p text:style-name="P16"><text:span text:style-name="Strong_20_Emphasis">Significado</text:span>: Las diferencias de frecuencia entre sistemas crean diferencias de masa.</text:p>
        </text:list-item>
        <text:list-item>
          <text:p text:style-name="P16"><text:span text:style-name="Strong_20_Emphasis">Concepto SQE</text:span>: La curvatura del espacio es la deformación de la secuencia de coherencias. Gravedad = secuencias de autoobservación entrelazadas de forma desigual.<text:line-break/>→ Más capas de complejidad = más curvatura.</text:p>
        </text:list-item>
      </text:list>
      <text:p text:style-name="Horizontal_20_Line"/>
      <text:h text:style-name="Heading_20_4" text:outline-level="4">Paso 6 — Historia acumulada de posibilidades → Entropía y temperatura</text:h>
      <text:list xml:id="list2965044187073442437" text:style-name="L10">
        <text:list-item>
          <text:p text:style-name="P17"><text:span text:style-name="Strong_20_Emphasis">Entropía de Boltzmann</text:span>:<text:line-break/>S = k_B · ln(Ω)</text:p>
        </text:list-item>
        <text:list-item>
          <text:p text:style-name="P17"><text:span text:style-name="Strong_20_Emphasis">Constante de Boltzmann (k_B)</text:span>:<text:line-break/>k_B = 1.380649 × 10⁻²³ J/K</text:p>
        </text:list-item>
        <text:list-item>
          <text:p text:style-name="P17"><text:span text:style-name="Strong_20_Emphasis">Significado</text:span>: A medida que aumentan las secuencias posibles de entrelazamiento, aumenta la entropía.</text:p>
        </text:list-item>
        <text:list-item>
          <text:p text:style-name="P17"><text:span text:style-name="Strong_20_Emphasis">Concepto SQE</text:span>: Temperatura = densidad local de incoherencias o opciones de entrelazamiento.<text:line-break/>El "desorden" no es ruido térmico, sino historia potencial acumulada.</text:p>
        </text:list-item>
      </text:list>
      <text:h text:style-name="P4" text:outline-level="2">¿Qué valores de referencia hay que asumir para obtener los valores exactos de las constantes físicas CODATA?</text:h>
      <text:p text:style-name="Text_20_body">Para que un modelo emergente (como el SQE) reproduzca <text:span text:style-name="Strong_20_Emphasis">exactamente</text:span> los valores conocidos de las constantes fundamentales, necesita fijar ciertos <text:span text:style-name="Strong_20_Emphasis">valores base</text:span> o "referencias internas". Es decir, se deben asumir algunas unidades mínimas (de tiempo, energía, masa, etc.) desde las que derivar todas las demás.</text:p>
      <text:p text:style-name="Horizontal_20_Line"/>
      <text:h text:style-name="Heading_20_3" text:outline-level="3">1. Velocidad de la luz (c)</text:h>
      <text:list xml:id="list859657853409983817" text:style-name="L18">
        <text:list-item>
          <text:p text:style-name="P25">Valor CODATA: 299,792,458 metros por segundo</text:p>
        </text:list-item>
        <text:list-item>
          <text:p text:style-name="P25">Se asume que el metro está definido como la distancia que recorre la luz en 1/299,792,458 segundos.</text:p>
        </text:list-item>
        <text:list-item>
          <text:p text:style-name="P25">En un modelo emergente, basta con asumir que <text:span text:style-name="Strong_20_Emphasis">c</text:span> es la máxima velocidad de propagación y definir las unidades de espacio y tiempo en relación a ella.</text:p>
        </text:list-item>
      </text:list>
      <text:p text:style-name="Horizontal_20_Line"/>
      <text:h text:style-name="Heading_20_3" text:outline-level="3">2. Constante de Planck (h)</text:h>
      <text:list xml:id="list4535492920612933632" text:style-name="L19">
        <text:list-item>
          <text:p text:style-name="P26">Valor CODATA: 6.62607015 × 10⁻³⁴ julios por segundo</text:p>
        </text:list-item>
        <text:list-item>
          <text:p text:style-name="P26">Se fija como el valor mínimo de acción posible entre dos eventos físicos.</text:p>
        </text:list-item>
        <text:list-item>
          <text:p text:style-name="P26">Para obtenerlo, hay que asumir una unidad mínima de energía y una unidad mínima de tiempo cuyo producto dé ese valor exacto.</text:p>
        </text:list-item>
      </text:list>
      <text:p text:style-name="Horizontal_20_Line"/>
      <text:h text:style-name="Heading_20_3" text:outline-level="3">3. Constante de Planck reducida (h barra)</text:h>
      <text:list xml:id="list7759593198240609832" text:style-name="L20">
        <text:list-item>
          <text:p text:style-name="P27">Valor CODATA: 1.054571817 × 10⁻³⁴ julios por segundo</text:p>
        </text:list-item>
        <text:list-item>
          <text:p text:style-name="P27">Se obtiene directamente al dividir h por 2 pi, así que no necesita un valor independiente: basta con definir h.</text:p>
        </text:list-item>
      </text:list>
      <text:p text:style-name="Horizontal_20_Line"/>
      <text:h text:style-name="Heading_20_3" text:outline-level="3">4. Carga elemental (e)</text:h>
      <text:list xml:id="list7937205085464401410" text:style-name="L21">
        <text:list-item>
          <text:p text:style-name="P28">Valor CODATA: 1.602176634 × 10⁻¹⁹ culombios</text:p>
        </text:list-item>
        <text:list-item>
          <text:p text:style-name="P28">En el modelo, se considera la unidad mínima de interacción electromagnética.</text:p>
        </text:list-item>
        <text:list-item>
          <text:p text:style-name="P28">Se debe asumir una escala de interacción eléctrica entre nodos o fases tal que encaje con ese valor.</text:p>
        </text:list-item>
      </text:list>
      <text:p text:style-name="Horizontal_20_Line"/>
      <text:h text:style-name="Heading_20_3" text:outline-level="3">5. Masa del electrón (me)</text:h>
      <text:list xml:id="list5559401781234236700" text:style-name="L22">
        <text:list-item>
          <text:p text:style-name="P29">Valor CODATA: 9.1093837015 × 10⁻³¹ kilogramos</text:p>
        </text:list-item>
        <text:list-item>
          <text:p text:style-name="P29"><text:soft-page-break/>En un modelo emergente, la masa puede surgir de la frecuencia de oscilación interna de un sistema.</text:p>
        </text:list-item>
        <text:list-item>
          <text:p text:style-name="P29">Por tanto, basta con definir una frecuencia interna del electrón que, al combinarse con los valores de h y c, dé exactamente ese valor.</text:p>
        </text:list-item>
      </text:list>
      <text:p text:style-name="Horizontal_20_Line"/>
      <text:h text:style-name="Heading_20_3" text:outline-level="3">6. Número de Avogadro (NA)</text:h>
      <text:list xml:id="list235745023704500523" text:style-name="L23">
        <text:list-item>
          <text:p text:style-name="P30">Valor CODATA: 6.02214076 × 10²³ por mol</text:p>
        </text:list-item>
        <text:list-item>
          <text:p text:style-name="P30">Se debe asumir que una “molécula” o entidad básica se compone de ese número de unidades mínimas.</text:p>
        </text:list-item>
        <text:list-item>
          <text:p text:style-name="P30">Fijar esta cantidad define la escala de lo macroscópico a partir de lo microscópico.</text:p>
        </text:list-item>
      </text:list>
      <text:p text:style-name="Horizontal_20_Line"/>
      <text:h text:style-name="Heading_20_3" text:outline-level="3">7. Constante de Boltzmann (k)</text:h>
      <text:list xml:id="list1543203358494586145" text:style-name="L24">
        <text:list-item>
          <text:p text:style-name="P31">Valor CODATA: 1.380649 × 10⁻²³ julios por kelvin</text:p>
        </text:list-item>
        <text:list-item>
          <text:p text:style-name="P31">Relaciona temperatura con energía. Para obtener este valor, basta con asumir una energía mínima asociada a una agitación térmica mínima.</text:p>
        </text:list-item>
        <text:list-item>
          <text:p text:style-name="P31">Su valor surge al fijar esas escalas internas de energía y temperatura.</text:p>
        </text:list-item>
      </text:list>
      <text:h text:style-name="Heading_20_3" text:outline-level="3">En resumen</text:h>
      <text:p text:style-name="Text_20_body">Para reproducir todos los valores CODATA exactamente, el modelo emergente debe <text:span text:style-name="Strong_20_Emphasis">fijar ciertos valores fundamentales</text:span>: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Parámetro asumido</text:p>
            </table:table-cell>
            <table:table-cell table:style-name="Tabla4.A1" office:value-type="string">
              <text:p text:style-name="Table_20_Heading">Tipo</text:p>
            </table:table-cell>
            <table:table-cell table:style-name="Tabla4.A1" office:value-type="string">
              <text:p text:style-name="Table_20_Heading">Valor estimado necesario</text:p>
            </table:table-cell>
          </table:table-row>
        </table:table-header-rows>
        <table:table-row>
          <table:table-cell table:style-name="Tabla4.A1" office:value-type="string">
            <text:p text:style-name="Table_20_Contents">Unidad de longitud mínima</text:p>
          </table:table-cell>
          <table:table-cell table:style-name="Tabla4.A1" office:value-type="string">
            <text:p text:style-name="Table_20_Contents">Longitud</text:p>
          </table:table-cell>
          <table:table-cell table:style-name="Tabla4.A1" office:value-type="string">
            <text:p text:style-name="Table_20_Contents">≈ 1.32 × 10⁻¹⁵ m (si asociada a acción mínima)</text:p>
          </table:table-cell>
        </table:table-row>
        <table:table-row>
          <table:table-cell table:style-name="Tabla4.A1" office:value-type="string">
            <text:p text:style-name="Table_20_Contents">Tiempo mínimo ∆t</text:p>
          </table:table-cell>
          <table:table-cell table:style-name="Tabla4.A1" office:value-type="string">
            <text:p text:style-name="Table_20_Contents">Tiempo</text:p>
          </table:table-cell>
          <table:table-cell table:style-name="Tabla4.A1" office:value-type="string">
            <text:p text:style-name="Table_20_Contents">≈ 1.519 × 10⁻²⁴ s</text:p>
          </table:table-cell>
        </table:table-row>
        <table:table-row>
          <table:table-cell table:style-name="Tabla4.A1" office:value-type="string">
            <text:p text:style-name="Table_20_Contents">Energía mínima E</text:p>
          </table:table-cell>
          <table:table-cell table:style-name="Tabla4.A1" office:value-type="string">
            <text:p text:style-name="Table_20_Contents">Energía</text:p>
          </table:table-cell>
          <table:table-cell table:style-name="Tabla4.A1" office:value-type="string">
            <text:p text:style-name="Table_20_Contents">≈ 4.36 × 10⁻¹⁰ J</text:p>
          </table:table-cell>
        </table:table-row>
        <table:table-row>
          <table:table-cell table:style-name="Tabla4.A1" office:value-type="string">
            <text:p text:style-name="Table_20_Contents">Frecuencia interna del electrón</text:p>
          </table:table-cell>
          <table:table-cell table:style-name="Tabla4.A1" office:value-type="string">
            <text:p text:style-name="Table_20_Contents">Frecuencia</text:p>
          </table:table-cell>
          <table:table-cell table:style-name="Tabla4.A1" office:value-type="string">
            <text:p text:style-name="Table_20_Contents">≈ 7.76 × 10²⁰ rad/s</text:p>
          </table:table-cell>
        </table:table-row>
        <table:table-row>
          <table:table-cell table:style-name="Tabla4.A1" office:value-type="string">
            <text:p text:style-name="Table_20_Contents">Fase mínima ∆φ</text:p>
          </table:table-cell>
          <table:table-cell table:style-name="Tabla4.A1" office:value-type="string">
            <text:p text:style-name="Table_20_Contents">Angular</text:p>
          </table:table-cell>
          <table:table-cell table:style-name="Tabla4.A1" office:value-type="string">
            <text:p text:style-name="Table_20_Contents">≈ 2π / Nₐ</text:p>
          </table:table-cell>
        </table:table-row>
      </table:table>
      <text:p text:style-name="Text_20_body"/>
      <text:p text:style-name="P32"><text:span text:style-name="Strong_20_Emphasis">Con esos valores base fijados correctamente, en principio se pueden derivar las 2 constantes CODATA fundamentales</text:span>, y <text:span text:style-name="Strong_20_Emphasis">a partir de ellas, el resto de las aproximadamente 308 constantes CODATA se pueden calcular como derivadas o combinaciones</text:span>, <text:span text:style-name="Strong_20_Emphasis">pero hay matices</text:span> importantes que vale la pena aclarar.</text:p>
      <text:p text:style-name="Horizontal_20_Line"/>
      <text:h text:style-name="Heading_20_2" text:outline-level="2"/>
      <text:h text:style-name="P4" text:outline-level="2">✅ ¿Qué se puede derivar con los valores fijados?</text:h>
      <text:h text:style-name="Heading_20_3" text:outline-level="3">Si asumes como base:</text:h>
      <text:list xml:id="list662081637908802233" text:style-name="L25">
        <text:list-item>
          <text:p text:style-name="P33">la <text:span text:style-name="Strong_20_Emphasis">velocidad de la luz (c)</text:span>,</text:p>
        </text:list-item>
        <text:list-item>
          <text:p text:style-name="P33">la <text:span text:style-name="Strong_20_Emphasis">constante de Planck (h)</text:span>,</text:p>
        </text:list-item>
        <text:list-item>
          <text:p text:style-name="P33">la <text:span text:style-name="Strong_20_Emphasis">carga elemental (e)</text:span>,</text:p>
        </text:list-item>
        <text:list-item>
          <text:p text:style-name="P33">la <text:span text:style-name="Strong_20_Emphasis">masa del electrón (me)</text:span>,</text:p>
        </text:list-item>
        <text:list-item>
          <text:p text:style-name="P33">la <text:span text:style-name="Strong_20_Emphasis">constante de Boltzmann (k)</text:span>,</text:p>
        </text:list-item>
        <text:list-item>
          <text:p text:style-name="P33">y el <text:span text:style-name="Strong_20_Emphasis">número de Avogadro (NA)</text:span>,</text:p>
        </text:list-item>
      </text:list>
      <text:p text:style-name="Text_20_body">…entonces puedes obtener:</text:p>
      <text:h text:style-name="Heading_20_3" text:outline-level="3">1. Las <text:span text:style-name="Strong_20_Emphasis">24 constantes fundamentales CODATA</text:span></text:h>
      <text:list xml:id="list3208517954968228332" text:style-name="L26">
        <text:list-item>
          <text:p text:style-name="P34">Constantes universales (c, h, k, G, e, etc.)</text:p>
        </text:list-item>
        <text:list-item>
          <text:p text:style-name="P34">Propiedades de partículas elementales (masa del protón, neutrón, electrón, etc.)</text:p>
        </text:list-item>
        <text:list-item>
          <text:p text:style-name="P34">Constantes relacionadas con fuerzas (permitividad, permeabilidad, constante de estructura fina, etc.)</text:p>
        </text:list-item>
        <text:list-item>
          <text:p text:style-name="P34">Constantes atómicas (radio de Bohr, constante de Rydberg, etc.)</text:p>
        </text:list-item>
      </text:list>
      <text:p text:style-name="Text_20_body">Muchas de estas ya no se determinan experimentalmente, sino que se derivan a partir de las constantes <text:span text:style-name="Strong_20_Emphasis">definidas exactamente por el SI desde 2019</text:span>.</text:p>
      <text:p text:style-name="Horizontal_20_Line"/>
      <text:h text:style-name="Heading_20_2" text:outline-level="2">Pero atención: ¿alcanza solo con eso?</text:h>
      <text:p text:style-name="Text_20_body">No siempre. <text:span text:style-name="Strong_20_Emphasis">Para derivar todo el conjunto completo de 308 constantes</text:span>, hay que considerar también:</text:p>
      <text:h text:style-name="Heading_20_3" text:outline-level="3">1. <text:span text:style-name="Strong_20_Emphasis">Modelos teóricos concretos</text:span></text:h>
      <text:p text:style-name="Text_20_body">Las constantes derivadas (como las de física nuclear, espectros atómicos, propiedades moleculares, etc.) <text:span text:style-name="Strong_20_Emphasis">dependen de modelos físicos adicionales</text:span> que relacionan las fundamentales entre sí. Por ejemplo:</text:p>
      <text:list xml:id="list8290980331813793368" text:style-name="L27">
        <text:list-item>
          <text:p text:style-name="P35">La masa del neutrón no se deduce solo de c, h y me.</text:p>
        </text:list-item>
        <text:list-item>
          <text:p text:style-name="P35">El valor de la constante de estructura fina (alfa) requiere combinar e, h barra y c en un modelo electromagnético.</text:p>
        </text:list-item>
        <text:list-item>
          <text:p text:style-name="P35">Las constantes nucleares (como el momento magnético del protón) requieren modelos de estructura interna del nucleón.</text:p>
        </text:list-item>
      </text:list>
      <text:h text:style-name="Heading_20_3" text:outline-level="3">2. <text:span text:style-name="Strong_20_Emphasis">Ciertas constantes dependen de medidas experimentales</text:span></text:h>
      <text:p text:style-name="Text_20_body">Aunque muchas constantes se pueden derivar, algunas <text:span text:style-name="Strong_20_Emphasis">siguen teniendo incertidumbres</text:span> porque no derivan de definiciones teóricas puras, sino que requieren medición (como las masas del neutrino o la vida media del muón).</text:p>
      <text:p text:style-name="Horizontal_20_Line"><text:soft-page-break/></text:p>
      <text:h text:style-name="Heading_20_2" text:outline-level="2">✅ Conclusión</text:h>
      <text:p text:style-name="Text_20_body"><text:span text:style-name="Strong_20_Emphasis">Sí, si fijas correctamente las 6 valores base que mencionamos (c, h, e, me, k, NA), puedes derivar teóricamente todas las constantes CODATA fundamentales (las 24) en un modelo emergente.</text:span></text:p>
      <text:p text:style-name="Text_20_body">Luego, <text:span text:style-name="Strong_20_Emphasis">las otras 284 constantes</text:span> se pueden derivar matemáticamente <text:span text:style-name="Strong_20_Emphasis">si tu modelo incluye también las relaciones físicas correctas (electromagnéticas, nucleares, atómicas, moleculares...)</text:span> y admite ciertas aproximaciones experimentales para ajustar valores con incertidumbre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4-30T00:36:57.65</meta:creation-date>
    <dc:date>2025-04-30T08:14:22.16</dc:date>
    <dc:creator>Lefuan </dc:creator>
    <meta:editing-duration>PT2H47M6S</meta:editing-duration>
    <meta:editing-cycles>18</meta:editing-cycles>
    <meta:generator>OpenOffice/4.1.15$Win32 OpenOffice.org_project/4115m2$Build-9813</meta:generator>
    <meta:document-statistic meta:table-count="4" meta:image-count="0" meta:object-count="0" meta:page-count="9" meta:paragraph-count="215" meta:word-count="2189" meta:character-count="13485"/>
  </office:meta>
</office:document-meta>
</file>